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972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5201in"/>
    </style:style>
    <style:style style:name="co6" style:family="table-column">
      <style:table-column-properties fo:break-before="auto" style:column-width="0.422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0.6673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2547in"/>
    </style:style>
    <style:style style:name="co11" style:family="table-column">
      <style:table-column-properties fo:break-before="auto" style:column-width="0.39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4g_b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MSD</text:p>
          </table:table-cell>
          <table:table-cell office:value-type="string">
            <text:p>summary</text:p>
          </table:table-cell>
          <table:table-cell office:value-type="string">
            <text:p>data</text:p>
          </table:table-cell>
          <table:table-cell office:value-type="string">
            <text:p>for</text:p>
          </table:table-cell>
          <table:table-cell office:value-type="string">
            <text:p>each</text:p>
          </table:table-cell>
          <table:table-cell office:value-type="string">
            <text:p>initial</text:p>
          </table:table-cell>
          <table:table-cell office:value-type="string">
            <text:p>structure</text:p>
          </table:table-cell>
          <table:table-cell office:value-type="string">
            <text:p>versus</text:p>
          </table:table-cell>
          <table:table-cell office:value-type="string">
            <text:p>all</text:p>
          </table:table-cell>
          <table:table-cell office:value-type="string">
            <text:p>runs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Structure</text:p>
          </table:table-cell>
          <table:table-cell office:value-type="string">
            <text:p>Index</text:p>
          </table:table-cell>
          <table:table-cell office:value-type="string">
            <text:p>Average</text:p>
          </table:table-cell>
          <table:table-cell table:number-columns-repeated="2" office:value-type="string">
            <text:p>RMSD</text:p>
          </table:table-cell>
          <table:table-cell office:value-type="string">
            <text:p>Fluctuatio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0311">
            <text:p>1.0311</text:p>
          </table:table-cell>
          <table:table-cell office:value-type="float" office:value="0.2838">
            <text:p>0.28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.0324">
            <text:p>1.0324</text:p>
          </table:table-cell>
          <table:table-cell office:value-type="float" office:value="0.2786">
            <text:p>0.27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9763">
            <text:p>0.9763</text:p>
          </table:table-cell>
          <table:table-cell office:value-type="float" office:value="0.2664">
            <text:p>0.26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048">
            <text:p>1.048</text:p>
          </table:table-cell>
          <table:table-cell office:value-type="float" office:value="0.286">
            <text:p>0.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0941">
            <text:p>1.0941</text:p>
          </table:table-cell>
          <table:table-cell office:value-type="float" office:value="0.2531">
            <text:p>0.25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0218">
            <text:p>1.0218</text:p>
          </table:table-cell>
          <table:table-cell office:value-type="float" office:value="0.273">
            <text:p>0.2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9719">
            <text:p>0.9719</text:p>
          </table:table-cell>
          <table:table-cell office:value-type="float" office:value="0.272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0847">
            <text:p>1.0847</text:p>
          </table:table-cell>
          <table:table-cell office:value-type="float" office:value="0.2489">
            <text:p>0.24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995">
            <text:p>0.995</text:p>
          </table:table-cell>
          <table:table-cell office:value-type="float" office:value="0.2763">
            <text:p>0.27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864">
            <text:p>0.9864</text:p>
          </table:table-cell>
          <table:table-cell office:value-type="float" office:value="0.2675">
            <text:p>0.26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0731">
            <text:p>1.0731</text:p>
          </table:table-cell>
          <table:table-cell office:value-type="float" office:value="0.2732">
            <text:p>0.27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0868">
            <text:p>1.0868</text:p>
          </table:table-cell>
          <table:table-cell office:value-type="float" office:value="0.2597">
            <text:p>0.25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0253">
            <text:p>1.0253</text:p>
          </table:table-cell>
          <table:table-cell office:value-type="float" office:value="0.2427">
            <text:p>0.24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0108">
            <text:p>1.0108</text:p>
          </table:table-cell>
          <table:table-cell office:value-type="float" office:value="0.2493">
            <text:p>0.24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0343">
            <text:p>1.0343</text:p>
          </table:table-cell>
          <table:table-cell office:value-type="float" office:value="0.2501">
            <text:p>0.25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9687">
            <text:p>0.9687</text:p>
          </table:table-cell>
          <table:table-cell office:value-type="float" office:value="0.2748">
            <text:p>0.2748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3:.C18])" office:value-type="float" office:value="1.02754375">
            <text:p>1.02754375</text:p>
          </table:table-cell>
          <table:table-cell table:formula="of:=AVERAGE([.D3:.D18])" office:value-type="float" office:value="0.2659625">
            <text:p>0.2659625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dev</text:p>
          </table:table-cell>
          <table:table-cell table:formula="of:=STDEV([.C3:.C18])" office:value-type="float" office:value="0.0416642127610735">
            <text:p>0.0416642128</text:p>
          </table:table-cell>
          <table:table-cell table:formula="of:=STDEV([.D3:.D18])" office:value-type="float" office:value="0.0135927860769356">
            <text:p>0.0135927861</text:p>
          </table:table-cell>
          <table:table-cell table:number-columns-repeated="7"/>
        </table:table-row>
      </table:table>
      <table:table table:name="d4m_b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MSD</text:p>
          </table:table-cell>
          <table:table-cell office:value-type="string">
            <text:p>summary</text:p>
          </table:table-cell>
          <table:table-cell office:value-type="string">
            <text:p>data</text:p>
          </table:table-cell>
          <table:table-cell office:value-type="string">
            <text:p>for</text:p>
          </table:table-cell>
          <table:table-cell office:value-type="string">
            <text:p>each</text:p>
          </table:table-cell>
          <table:table-cell office:value-type="string">
            <text:p>initial</text:p>
          </table:table-cell>
          <table:table-cell office:value-type="string">
            <text:p>structure</text:p>
          </table:table-cell>
          <table:table-cell office:value-type="string">
            <text:p>versus</text:p>
          </table:table-cell>
          <table:table-cell office:value-type="string">
            <text:p>all</text:p>
          </table:table-cell>
          <table:table-cell office:value-type="string">
            <text:p>runs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Structure</text:p>
          </table:table-cell>
          <table:table-cell office:value-type="string">
            <text:p>Index</text:p>
          </table:table-cell>
          <table:table-cell office:value-type="string">
            <text:p>Average</text:p>
          </table:table-cell>
          <table:table-cell table:number-columns-repeated="2" office:value-type="string">
            <text:p>RMSD</text:p>
          </table:table-cell>
          <table:table-cell office:value-type="string">
            <text:p>Fluctuatio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6457">
            <text:p>1.6457</text:p>
          </table:table-cell>
          <table:table-cell office:value-type="float" office:value="0.2893">
            <text:p>0.28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.6378">
            <text:p>1.6378</text:p>
          </table:table-cell>
          <table:table-cell office:value-type="float" office:value="0.2898">
            <text:p>0.28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64">
            <text:p>1.64</text:p>
          </table:table-cell>
          <table:table-cell office:value-type="float" office:value="0.4227">
            <text:p>0.42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5364">
            <text:p>1.5364</text:p>
          </table:table-cell>
          <table:table-cell office:value-type="float" office:value="0.6171">
            <text:p>0.6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6762">
            <text:p>1.6762</text:p>
          </table:table-cell>
          <table:table-cell office:value-type="float" office:value="0.3781">
            <text:p>0.37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6847">
            <text:p>1.6847</text:p>
          </table:table-cell>
          <table:table-cell office:value-type="float" office:value="0.363">
            <text:p>0.3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.6874">
            <text:p>1.6874</text:p>
          </table:table-cell>
          <table:table-cell office:value-type="float" office:value="0.3594">
            <text:p>0.35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274">
            <text:p>1.7274</text:p>
          </table:table-cell>
          <table:table-cell office:value-type="float" office:value="0.3546">
            <text:p>0.35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6246">
            <text:p>1.6246</text:p>
          </table:table-cell>
          <table:table-cell office:value-type="float" office:value="0.5709">
            <text:p>0.57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6364">
            <text:p>1.6364</text:p>
          </table:table-cell>
          <table:table-cell office:value-type="float" office:value="0.6251">
            <text:p>0.62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6106">
            <text:p>1.6106</text:p>
          </table:table-cell>
          <table:table-cell office:value-type="float" office:value="0.6684">
            <text:p>0.66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6513">
            <text:p>1.6513</text:p>
          </table:table-cell>
          <table:table-cell office:value-type="float" office:value="0.31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5407">
            <text:p>1.5407</text:p>
          </table:table-cell>
          <table:table-cell office:value-type="float" office:value="0.5976">
            <text:p>0.59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5436">
            <text:p>1.5436</text:p>
          </table:table-cell>
          <table:table-cell office:value-type="float" office:value="0.3566">
            <text:p>0.35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6537">
            <text:p>1.6537</text:p>
          </table:table-cell>
          <table:table-cell office:value-type="float" office:value="0.3381">
            <text:p>0.33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935">
            <text:p>1.7935</text:p>
          </table:table-cell>
          <table:table-cell office:value-type="float" office:value="0.3871">
            <text:p>0.3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.448">
            <text:p>1.448</text:p>
          </table:table-cell>
          <table:table-cell office:value-type="float" office:value="0.459">
            <text:p>0.4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7054">
            <text:p>1.7054</text:p>
          </table:table-cell>
          <table:table-cell office:value-type="float" office:value="0.3695">
            <text:p>0.36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.457">
            <text:p>1.457</text:p>
          </table:table-cell>
          <table:table-cell office:value-type="float" office:value="0.6438">
            <text:p>0.6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6726">
            <text:p>1.6726</text:p>
          </table:table-cell>
          <table:table-cell office:value-type="float" office:value="0.2833">
            <text:p>0.28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.7062">
            <text:p>1.7062</text:p>
          </table:table-cell>
          <table:table-cell office:value-type="float" office:value="0.2797">
            <text:p>0.27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.5373">
            <text:p>1.5373</text:p>
          </table:table-cell>
          <table:table-cell office:value-type="float" office:value="0.4305">
            <text:p>0.43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.4555">
            <text:p>1.4555</text:p>
          </table:table-cell>
          <table:table-cell office:value-type="float" office:value="0.6491">
            <text:p>0.64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.646">
            <text:p>1.646</text:p>
          </table:table-cell>
          <table:table-cell office:value-type="float" office:value="0.3553">
            <text:p>0.35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5589">
            <text:p>1.5589</text:p>
          </table:table-cell>
          <table:table-cell office:value-type="float" office:value="0.6189">
            <text:p>0.6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.5504">
            <text:p>1.5504</text:p>
          </table:table-cell>
          <table:table-cell office:value-type="float" office:value="0.2907">
            <text:p>0.29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.453">
            <text:p>1.453</text:p>
          </table:table-cell>
          <table:table-cell office:value-type="float" office:value="0.6559">
            <text:p>0.65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.5306">
            <text:p>1.5306</text:p>
          </table:table-cell>
          <table:table-cell office:value-type="float" office:value="0.3972">
            <text:p>0.39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.7316">
            <text:p>1.7316</text:p>
          </table:table-cell>
          <table:table-cell office:value-type="float" office:value="0.2622">
            <text:p>0.26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.6352">
            <text:p>1.6352</text:p>
          </table:table-cell>
          <table:table-cell office:value-type="float" office:value="0.5605">
            <text:p>0.56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.5435">
            <text:p>1.5435</text:p>
          </table:table-cell>
          <table:table-cell office:value-type="float" office:value="0.4855">
            <text:p>0.48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5977">
            <text:p>1.5977</text:p>
          </table:table-cell>
          <table:table-cell office:value-type="float" office:value="0.2708">
            <text:p>0.27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.5364">
            <text:p>1.5364</text:p>
          </table:table-cell>
          <table:table-cell office:value-type="float" office:value="0.6171">
            <text:p>0.6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.5779">
            <text:p>1.5779</text:p>
          </table:table-cell>
          <table:table-cell office:value-type="float" office:value="0.5265">
            <text:p>0.52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.6024">
            <text:p>1.6024</text:p>
          </table:table-cell>
          <table:table-cell office:value-type="float" office:value="0.594">
            <text:p>0.5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.6442">
            <text:p>1.6442</text:p>
          </table:table-cell>
          <table:table-cell office:value-type="float" office:value="0.2559">
            <text:p>0.2559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3:.C38])" office:value-type="float" office:value="1.60777222222222">
            <text:p>1.6077722222</text:p>
          </table:table-cell>
          <table:table-cell table:formula="of:=AVERAGE([.D3:.D38])" office:value-type="float" office:value="0.442588888888889">
            <text:p>0.442588888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dev</text:p>
          </table:table-cell>
          <table:table-cell table:formula="of:=STDEV([.C3:.C38])" office:value-type="float" office:value="0.0849364085187471">
            <text:p>0.0849364085</text:p>
          </table:table-cell>
          <table:table-cell table:formula="of:=STDEV([.D3:.D38])" office:value-type="float" office:value="0.140388584757304">
            <text:p>0.1403885848</text:p>
          </table:table-cell>
          <table:table-cell table:number-columns-repeated="7"/>
        </table:table-row>
      </table:table>
      <table:table table:name="pep_b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MSD</text:p>
          </table:table-cell>
          <table:table-cell office:value-type="string">
            <text:p>summary</text:p>
          </table:table-cell>
          <table:table-cell office:value-type="string">
            <text:p>data</text:p>
          </table:table-cell>
          <table:table-cell office:value-type="string">
            <text:p>for</text:p>
          </table:table-cell>
          <table:table-cell office:value-type="string">
            <text:p>each</text:p>
          </table:table-cell>
          <table:table-cell office:value-type="string">
            <text:p>initial</text:p>
          </table:table-cell>
          <table:table-cell office:value-type="string">
            <text:p>structure</text:p>
          </table:table-cell>
          <table:table-cell office:value-type="string">
            <text:p>versus</text:p>
          </table:table-cell>
          <table:table-cell office:value-type="string">
            <text:p>all</text:p>
          </table:table-cell>
          <table:table-cell office:value-type="string">
            <text:p>runs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Structure</text:p>
          </table:table-cell>
          <table:table-cell office:value-type="string">
            <text:p>Index</text:p>
          </table:table-cell>
          <table:table-cell office:value-type="string">
            <text:p>Average</text:p>
          </table:table-cell>
          <table:table-cell table:number-columns-repeated="2" office:value-type="string">
            <text:p>RMSD</text:p>
          </table:table-cell>
          <table:table-cell office:value-type="string">
            <text:p>Fluctuatio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.1685">
            <text:p>2.1685</text:p>
          </table:table-cell>
          <table:table-cell office:value-type="float" office:value="0.5206">
            <text:p>0.5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.8405">
            <text:p>1.8405</text:p>
          </table:table-cell>
          <table:table-cell office:value-type="float" office:value="0.3498">
            <text:p>0.34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9385">
            <text:p>1.9385</text:p>
          </table:table-cell>
          <table:table-cell office:value-type="float" office:value="0.458">
            <text:p>0.4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8484">
            <text:p>1.8484</text:p>
          </table:table-cell>
          <table:table-cell office:value-type="float" office:value="0.4311">
            <text:p>0.4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8102">
            <text:p>1.8102</text:p>
          </table:table-cell>
          <table:table-cell office:value-type="float" office:value="0.274">
            <text:p>0.2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7865">
            <text:p>1.7865</text:p>
          </table:table-cell>
          <table:table-cell office:value-type="float" office:value="0.2892">
            <text:p>0.28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.0329">
            <text:p>2.0329</text:p>
          </table:table-cell>
          <table:table-cell office:value-type="float" office:value="0.4451">
            <text:p>0.44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954">
            <text:p>1.7954</text:p>
          </table:table-cell>
          <table:table-cell office:value-type="float" office:value="0.2726">
            <text:p>0.27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8891">
            <text:p>1.8891</text:p>
          </table:table-cell>
          <table:table-cell office:value-type="float" office:value="0.4131">
            <text:p>0.4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0012">
            <text:p>2.0012</text:p>
          </table:table-cell>
          <table:table-cell office:value-type="float" office:value="0.4801">
            <text:p>0.48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9467">
            <text:p>1.9467</text:p>
          </table:table-cell>
          <table:table-cell office:value-type="float" office:value="0.3927">
            <text:p>0.39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5762">
            <text:p>1.5762</text:p>
          </table:table-cell>
          <table:table-cell office:value-type="float" office:value="0.3828">
            <text:p>0.38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.0911">
            <text:p>2.0911</text:p>
          </table:table-cell>
          <table:table-cell office:value-type="float" office:value="0.5206">
            <text:p>0.5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.0146">
            <text:p>2.0146</text:p>
          </table:table-cell>
          <table:table-cell office:value-type="float" office:value="0.5117">
            <text:p>0.51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.1711">
            <text:p>2.1711</text:p>
          </table:table-cell>
          <table:table-cell office:value-type="float" office:value="0.5018">
            <text:p>0.5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948">
            <text:p>1.7948</text:p>
          </table:table-cell>
          <table:table-cell office:value-type="float" office:value="0.2723">
            <text:p>0.2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.1103">
            <text:p>2.1103</text:p>
          </table:table-cell>
          <table:table-cell office:value-type="float" office:value="0.5711">
            <text:p>0.57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8354">
            <text:p>1.8354</text:p>
          </table:table-cell>
          <table:table-cell office:value-type="float" office:value="0.4015">
            <text:p>0.4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.7794">
            <text:p>1.7794</text:p>
          </table:table-cell>
          <table:table-cell office:value-type="float" office:value="0.2837">
            <text:p>0.28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9392">
            <text:p>1.9392</text:p>
          </table:table-cell>
          <table:table-cell office:value-type="float" office:value="0.3436">
            <text:p>0.3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.7952">
            <text:p>1.7952</text:p>
          </table:table-cell>
          <table:table-cell office:value-type="float" office:value="0.3376">
            <text:p>0.33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.7549">
            <text:p>1.7549</text:p>
          </table:table-cell>
          <table:table-cell office:value-type="float" office:value="0.2132">
            <text:p>0.2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.0892">
            <text:p>2.0892</text:p>
          </table:table-cell>
          <table:table-cell office:value-type="float" office:value="0.4839">
            <text:p>0.48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.9964">
            <text:p>1.9964</text:p>
          </table:table-cell>
          <table:table-cell office:value-type="float" office:value="0.4911">
            <text:p>0.49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7723">
            <text:p>1.7723</text:p>
          </table:table-cell>
          <table:table-cell office:value-type="float" office:value="0.3266">
            <text:p>0.32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.0702">
            <text:p>2.0702</text:p>
          </table:table-cell>
          <table:table-cell office:value-type="float" office:value="0.4755">
            <text:p>0.47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.6319">
            <text:p>1.6319</text:p>
          </table:table-cell>
          <table:table-cell office:value-type="float" office:value="0.2803">
            <text:p>0.28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.6849">
            <text:p>1.6849</text:p>
          </table:table-cell>
          <table:table-cell office:value-type="float" office:value="0.4534">
            <text:p>0.45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.2559">
            <text:p>2.2559</text:p>
          </table:table-cell>
          <table:table-cell office:value-type="float" office:value="0.6087">
            <text:p>0.60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.5975">
            <text:p>1.5975</text:p>
          </table:table-cell>
          <table:table-cell office:value-type="float" office:value="0.3199">
            <text:p>0.31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.999">
            <text:p>1.999</text:p>
          </table:table-cell>
          <table:table-cell office:value-type="float" office:value="0.5071">
            <text:p>0.50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9672">
            <text:p>1.9672</text:p>
          </table:table-cell>
          <table:table-cell office:value-type="float" office:value="0.3799">
            <text:p>0.37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.7624">
            <text:p>1.7624</text:p>
          </table:table-cell>
          <table:table-cell office:value-type="float" office:value="0.2207">
            <text:p>0.22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.5694">
            <text:p>1.5694</text:p>
          </table:table-cell>
          <table:table-cell office:value-type="float" office:value="0.3388">
            <text:p>0.33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0.316">
            <text:p>0.3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.8658">
            <text:p>1.8658</text:p>
          </table:table-cell>
          <table:table-cell office:value-type="float" office:value="0.3763">
            <text:p>0.37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.7893">
            <text:p>1.7893</text:p>
          </table:table-cell>
          <table:table-cell office:value-type="float" office:value="0.3219">
            <text:p>0.32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.0163">
            <text:p>2.0163</text:p>
          </table:table-cell>
          <table:table-cell office:value-type="float" office:value="0.5428">
            <text:p>0.54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.0492">
            <text:p>2.0492</text:p>
          </table:table-cell>
          <table:table-cell office:value-type="float" office:value="0.5651">
            <text:p>0.56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.0539">
            <text:p>2.0539</text:p>
          </table:table-cell>
          <table:table-cell office:value-type="float" office:value="0.4676">
            <text:p>0.46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.9719">
            <text:p>1.9719</text:p>
          </table:table-cell>
          <table:table-cell office:value-type="float" office:value="0.3291">
            <text:p>0.32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.1081">
            <text:p>2.1081</text:p>
          </table:table-cell>
          <table:table-cell office:value-type="float" office:value="0.5631">
            <text:p>0.56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.6155">
            <text:p>1.6155</text:p>
          </table:table-cell>
          <table:table-cell office:value-type="float" office:value="0.3681">
            <text:p>0.36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.7578">
            <text:p>1.7578</text:p>
          </table:table-cell>
          <table:table-cell office:value-type="float" office:value="0.2981">
            <text:p>0.29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.7222">
            <text:p>1.7222</text:p>
          </table:table-cell>
          <table:table-cell office:value-type="float" office:value="0.3504">
            <text:p>0.35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.7588">
            <text:p>1.7588</text:p>
          </table:table-cell>
          <table:table-cell office:value-type="float" office:value="0.3179">
            <text:p>0.31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.7932">
            <text:p>1.7932</text:p>
          </table:table-cell>
          <table:table-cell office:value-type="float" office:value="0.3194">
            <text:p>0.3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.1685">
            <text:p>2.1685</text:p>
          </table:table-cell>
          <table:table-cell office:value-type="float" office:value="0.5206">
            <text:p>0.5206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3:.C50])" office:value-type="float" office:value="1.89347708333333">
            <text:p>1.8934770833</text:p>
          </table:table-cell>
          <table:table-cell table:formula="of:=AVERAGE([.D3:.D50])" office:value-type="float" office:value="0.400177083333334">
            <text:p>0.4001770833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dev</text:p>
          </table:table-cell>
          <table:table-cell table:formula="of:=STDEV([.C3:.C50])" office:value-type="float" office:value="0.172726180104348">
            <text:p>0.1727261801</text:p>
          </table:table-cell>
          <table:table-cell table:formula="of:=STDEV([.D3:.D50])" office:value-type="float" office:value="0.102497112029026">
            <text:p>0.102497112</text:p>
          </table:table-cell>
          <table:table-cell table:number-columns-repeated="7"/>
        </table:table-row>
      </table:table>
      <table:table table:name="d4g_su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MSD</text:p>
          </table:table-cell>
          <table:table-cell office:value-type="string">
            <text:p>summary</text:p>
          </table:table-cell>
          <table:table-cell office:value-type="string">
            <text:p>data</text:p>
          </table:table-cell>
          <table:table-cell office:value-type="string">
            <text:p>for</text:p>
          </table:table-cell>
          <table:table-cell office:value-type="string">
            <text:p>each</text:p>
          </table:table-cell>
          <table:table-cell office:value-type="string">
            <text:p>initial</text:p>
          </table:table-cell>
          <table:table-cell office:value-type="string">
            <text:p>structure</text:p>
          </table:table-cell>
          <table:table-cell office:value-type="string">
            <text:p>versus</text:p>
          </table:table-cell>
          <table:table-cell office:value-type="string">
            <text:p>all</text:p>
          </table:table-cell>
          <table:table-cell office:value-type="string">
            <text:p>runs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Structure</text:p>
          </table:table-cell>
          <table:table-cell office:value-type="string">
            <text:p>Index</text:p>
          </table:table-cell>
          <table:table-cell office:value-type="string">
            <text:p>Average</text:p>
          </table:table-cell>
          <table:table-cell table:number-columns-repeated="2" office:value-type="string">
            <text:p>RMSD</text:p>
          </table:table-cell>
          <table:table-cell office:value-type="string">
            <text:p>Fluctuatio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1932">
            <text:p>3.1932</text:p>
          </table:table-cell>
          <table:table-cell office:value-type="float" office:value="0.9588">
            <text:p>0.9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.1554">
            <text:p>3.1554</text:p>
          </table:table-cell>
          <table:table-cell office:value-type="float" office:value="0.9758">
            <text:p>0.97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.2658">
            <text:p>3.2658</text:p>
          </table:table-cell>
          <table:table-cell office:value-type="float" office:value="0.9631">
            <text:p>0.96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.4804">
            <text:p>3.4804</text:p>
          </table:table-cell>
          <table:table-cell office:value-type="float" office:value="0.9182">
            <text:p>0.9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.4652">
            <text:p>3.4652</text:p>
          </table:table-cell>
          <table:table-cell office:value-type="float" office:value="0.9111">
            <text:p>0.9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.4165">
            <text:p>3.4165</text:p>
          </table:table-cell>
          <table:table-cell office:value-type="float" office:value="0.9295">
            <text:p>0.92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.331">
            <text:p>3.331</text:p>
          </table:table-cell>
          <table:table-cell office:value-type="float" office:value="0.9318">
            <text:p>0.9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4068">
            <text:p>3.4068</text:p>
          </table:table-cell>
          <table:table-cell office:value-type="float" office:value="0.9181">
            <text:p>0.9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4355">
            <text:p>3.4355</text:p>
          </table:table-cell>
          <table:table-cell office:value-type="float" office:value="0.9149">
            <text:p>0.91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.2531">
            <text:p>3.2531</text:p>
          </table:table-cell>
          <table:table-cell office:value-type="float" office:value="0.9573">
            <text:p>0.95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.4053">
            <text:p>3.4053</text:p>
          </table:table-cell>
          <table:table-cell office:value-type="float" office:value="0.8986">
            <text:p>0.89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.5052">
            <text:p>3.5052</text:p>
          </table:table-cell>
          <table:table-cell office:value-type="float" office:value="0.9031">
            <text:p>0.9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.4834">
            <text:p>3.4834</text:p>
          </table:table-cell>
          <table:table-cell office:value-type="float" office:value="0.9187">
            <text:p>0.91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.4406">
            <text:p>3.4406</text:p>
          </table:table-cell>
          <table:table-cell office:value-type="float" office:value="0.935">
            <text:p>0.9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.5576">
            <text:p>3.5576</text:p>
          </table:table-cell>
          <table:table-cell office:value-type="float" office:value="0.9043">
            <text:p>0.9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.303">
            <text:p>3.303</text:p>
          </table:table-cell>
          <table:table-cell office:value-type="float" office:value="0.9346">
            <text:p>0.9346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2:.C17])" office:value-type="float" office:value="3.38633333333333">
            <text:p>3.3863333333</text:p>
          </table:table-cell>
          <table:table-cell table:formula="of:=AVERAGE([.D2:.D17])" office:value-type="float" office:value="0.92922">
            <text:p>0.92922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dev</text:p>
          </table:table-cell>
          <table:table-cell table:formula="of:=STDEV([.C2:.C17])" office:value-type="float" office:value="0.119813764214459">
            <text:p>0.1198137642</text:p>
          </table:table-cell>
          <table:table-cell table:formula="of:=STDEV([.D2:.D17])" office:value-type="float" office:value="0.0241293597096981">
            <text:p>0.0241293597</text:p>
          </table:table-cell>
          <table:table-cell table:number-columns-repeated="7"/>
        </table:table-row>
      </table:table>
      <table:table table:name="d4m_su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MSD</text:p>
          </table:table-cell>
          <table:table-cell office:value-type="string">
            <text:p>summary</text:p>
          </table:table-cell>
          <table:table-cell office:value-type="string">
            <text:p>data</text:p>
          </table:table-cell>
          <table:table-cell office:value-type="string">
            <text:p>for</text:p>
          </table:table-cell>
          <table:table-cell office:value-type="string">
            <text:p>each</text:p>
          </table:table-cell>
          <table:table-cell office:value-type="string">
            <text:p>initial</text:p>
          </table:table-cell>
          <table:table-cell office:value-type="string">
            <text:p>structure</text:p>
          </table:table-cell>
          <table:table-cell office:value-type="string">
            <text:p>versus</text:p>
          </table:table-cell>
          <table:table-cell office:value-type="string">
            <text:p>all</text:p>
          </table:table-cell>
          <table:table-cell office:value-type="string">
            <text:p>runs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string">
            <text:p>Structure</text:p>
          </table:table-cell>
          <table:table-cell office:value-type="string">
            <text:p>Index</text:p>
          </table:table-cell>
          <table:table-cell office:value-type="string">
            <text:p>Average</text:p>
          </table:table-cell>
          <table:table-cell table:number-columns-repeated="2" office:value-type="string">
            <text:p>RMSD</text:p>
          </table:table-cell>
          <table:table-cell office:value-type="string">
            <text:p>Fluctuatio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.5478">
            <text:p>5.5478</text:p>
          </table:table-cell>
          <table:table-cell office:value-type="float" office:value="1.109">
            <text:p>1.1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.6608">
            <text:p>5.6608</text:p>
          </table:table-cell>
          <table:table-cell office:value-type="float" office:value="1.3233">
            <text:p>1.32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.254">
            <text:p>5.254</text:p>
          </table:table-cell>
          <table:table-cell office:value-type="float" office:value="0.9624">
            <text:p>0.96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.7848">
            <text:p>4.7848</text:p>
          </table:table-cell>
          <table:table-cell office:value-type="float" office:value="1.3303">
            <text:p>1.33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.9766">
            <text:p>5.9766</text:p>
          </table:table-cell>
          <table:table-cell office:value-type="float" office:value="1.4363">
            <text:p>1.43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.6659">
            <text:p>5.6659</text:p>
          </table:table-cell>
          <table:table-cell office:value-type="float" office:value="1.1602">
            <text:p>1.16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.8526">
            <text:p>5.8526</text:p>
          </table:table-cell>
          <table:table-cell office:value-type="float" office:value="1.362">
            <text:p>1.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.2097">
            <text:p>5.2097</text:p>
          </table:table-cell>
          <table:table-cell office:value-type="float" office:value="1.0398">
            <text:p>1.03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.6077">
            <text:p>5.6077</text:p>
          </table:table-cell>
          <table:table-cell office:value-type="float" office:value="1.3189">
            <text:p>1.3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.9821">
            <text:p>4.9821</text:p>
          </table:table-cell>
          <table:table-cell office:value-type="float" office:value="1.4128">
            <text:p>1.41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.8447">
            <text:p>4.8447</text:p>
          </table:table-cell>
          <table:table-cell office:value-type="float" office:value="1.339">
            <text:p>1.3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.7519">
            <text:p>5.7519</text:p>
          </table:table-cell>
          <table:table-cell office:value-type="float" office:value="1.4505">
            <text:p>1.45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.0904">
            <text:p>5.0904</text:p>
          </table:table-cell>
          <table:table-cell office:value-type="float" office:value="1.4863">
            <text:p>1.48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.8649">
            <text:p>4.8649</text:p>
          </table:table-cell>
          <table:table-cell office:value-type="float" office:value="1.2169">
            <text:p>1.21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.6172">
            <text:p>5.6172</text:p>
          </table:table-cell>
          <table:table-cell office:value-type="float" office:value="1.1385">
            <text:p>1.13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.1797">
            <text:p>5.1797</text:p>
          </table:table-cell>
          <table:table-cell office:value-type="float" office:value="1.0901">
            <text:p>1.09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.8595">
            <text:p>4.8595</text:p>
          </table:table-cell>
          <table:table-cell office:value-type="float" office:value="1.132">
            <text:p>1.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6.0153">
            <text:p>6.0153</text:p>
          </table:table-cell>
          <table:table-cell office:value-type="float" office:value="1.3505">
            <text:p>1.35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4.8654">
            <text:p>4.8654</text:p>
          </table:table-cell>
          <table:table-cell office:value-type="float" office:value="1.4384">
            <text:p>1.4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.7388">
            <text:p>4.7388</text:p>
          </table:table-cell>
          <table:table-cell office:value-type="float" office:value="1.0419">
            <text:p>1.0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.1852">
            <text:p>5.1852</text:p>
          </table:table-cell>
          <table:table-cell office:value-type="float" office:value="1.2486">
            <text:p>1.24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.7674">
            <text:p>4.7674</text:p>
          </table:table-cell>
          <table:table-cell office:value-type="float" office:value="1.1078">
            <text:p>1.10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.7724">
            <text:p>4.7724</text:p>
          </table:table-cell>
          <table:table-cell office:value-type="float" office:value="1.3595">
            <text:p>1.35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.8304">
            <text:p>5.8304</text:p>
          </table:table-cell>
          <table:table-cell office:value-type="float" office:value="1.0817">
            <text:p>1.08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.8586">
            <text:p>5.8586</text:p>
          </table:table-cell>
          <table:table-cell office:value-type="float" office:value="1.2344">
            <text:p>1.23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.0701">
            <text:p>5.0701</text:p>
          </table:table-cell>
          <table:table-cell office:value-type="float" office:value="1.2061">
            <text:p>1.20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4.8456">
            <text:p>4.8456</text:p>
          </table:table-cell>
          <table:table-cell office:value-type="float" office:value="1.3922">
            <text:p>1.39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.6304">
            <text:p>4.6304</text:p>
          </table:table-cell>
          <table:table-cell office:value-type="float" office:value="1.0535">
            <text:p>1.05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.8407">
            <text:p>4.8407</text:p>
          </table:table-cell>
          <table:table-cell office:value-type="float" office:value="1.2197">
            <text:p>1.2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.3202">
            <text:p>5.3202</text:p>
          </table:table-cell>
          <table:table-cell office:value-type="float" office:value="1.3525">
            <text:p>1.35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5.0394">
            <text:p>5.0394</text:p>
          </table:table-cell>
          <table:table-cell office:value-type="float" office:value="1.3747">
            <text:p>1.37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5.6507">
            <text:p>5.6507</text:p>
          </table:table-cell>
          <table:table-cell office:value-type="float" office:value="1.3836">
            <text:p>1.3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4.7848">
            <text:p>4.7848</text:p>
          </table:table-cell>
          <table:table-cell office:value-type="float" office:value="1.3303">
            <text:p>1.33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4.9363">
            <text:p>4.9363</text:p>
          </table:table-cell>
          <table:table-cell office:value-type="float" office:value="1.4115">
            <text:p>1.41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4.7858">
            <text:p>4.7858</text:p>
          </table:table-cell>
          <table:table-cell office:value-type="float" office:value="1.4002">
            <text:p>1.40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5.9952">
            <text:p>5.9952</text:p>
          </table:table-cell>
          <table:table-cell office:value-type="float" office:value="1.4692">
            <text:p>1.469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3:.C38])" office:value-type="float" office:value="5.24119444444444">
            <text:p>5.2411944444</text:p>
          </table:table-cell>
          <table:table-cell table:formula="of:=AVERAGE([.D3:.D38])" office:value-type="float" office:value="1.27123888888889">
            <text:p>1.271238888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dev</text:p>
          </table:table-cell>
          <table:table-cell table:formula="of:=STDEV([.C3:.C38])" office:value-type="float" office:value="0.441713184863821">
            <text:p>0.4417131849</text:p>
          </table:table-cell>
          <table:table-cell table:formula="of:=STDEV([.D3:.D38])" office:value-type="float" office:value="0.145828720035875">
            <text:p>0.14582872</text:p>
          </table:table-cell>
          <table:table-cell table:number-columns-repeated="7"/>
        </table:table-row>
      </table:table>
      <table:table table:name="d4g_exp" table:style-name="ta1">
        <table:table-column table:style-name="co12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3">
          <table:table-cell/>
          <table:table-cell office:value-type="string">
            <text:p>#Frame</text:p>
          </table:table-cell>
          <table:table-cell office:value-type="string">
            <text:p>Back</text:p>
          </table:table-cell>
          <table:table-cell office:value-type="string">
            <text:p>Sugr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456">
            <text:p>0.1456</text:p>
          </table:table-cell>
          <table:table-cell office:value-type="float" office:value="0.166">
            <text:p>0.166</text:p>
          </table:table-cell>
          <table:table-cell table:formula="of:=IF([.D4]=[.D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2647">
            <text:p>0.2647</text:p>
          </table:table-cell>
          <table:table-cell office:value-type="float" office:value="0.417">
            <text:p>0.417</text:p>
          </table:table-cell>
          <table:table-cell table:formula="of:=IF([.D5]=[.D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3097">
            <text:p>0.3097</text:p>
          </table:table-cell>
          <table:table-cell office:value-type="float" office:value="0.4193">
            <text:p>0.4193</text:p>
          </table:table-cell>
          <table:table-cell table:formula="of:=IF([.D6]=[.D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2683">
            <text:p>0.2683</text:p>
          </table:table-cell>
          <table:table-cell office:value-type="float" office:value="0.4707">
            <text:p>0.4707</text:p>
          </table:table-cell>
          <table:table-cell table:formula="of:=IF([.D7]=[.D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3277">
            <text:p>0.3277</text:p>
          </table:table-cell>
          <table:table-cell office:value-type="float" office:value="0.4986">
            <text:p>0.4986</text:p>
          </table:table-cell>
          <table:table-cell table:formula="of:=IF([.D8]=[.D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2946">
            <text:p>0.2946</text:p>
          </table:table-cell>
          <table:table-cell office:value-type="float" office:value="0.7067">
            <text:p>0.7067</text:p>
          </table:table-cell>
          <table:table-cell table:formula="of:=IF([.D9]=[.D1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3557">
            <text:p>0.3557</text:p>
          </table:table-cell>
          <table:table-cell office:value-type="float" office:value="0.8238">
            <text:p>0.8238</text:p>
          </table:table-cell>
          <table:table-cell table:formula="of:=IF([.D10]=[.D1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324">
            <text:p>0.3324</text:p>
          </table:table-cell>
          <table:table-cell office:value-type="float" office:value="0.8423">
            <text:p>0.8423</text:p>
          </table:table-cell>
          <table:table-cell table:formula="of:=IF([.D11]=[.D1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2627">
            <text:p>0.2627</text:p>
          </table:table-cell>
          <table:table-cell office:value-type="float" office:value="0.8435">
            <text:p>0.8435</text:p>
          </table:table-cell>
          <table:table-cell table:formula="of:=IF([.D12]=[.D1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3975">
            <text:p>0.3975</text:p>
          </table:table-cell>
          <table:table-cell office:value-type="float" office:value="0.9116">
            <text:p>0.9116</text:p>
          </table:table-cell>
          <table:table-cell table:formula="of:=IF([.D13]=[.D1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2897">
            <text:p>0.2897</text:p>
          </table:table-cell>
          <table:table-cell office:value-type="float" office:value="0.9396">
            <text:p>0.9396</text:p>
          </table:table-cell>
          <table:table-cell table:formula="of:=IF([.D14]=[.D1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3706">
            <text:p>0.3706</text:p>
          </table:table-cell>
          <table:table-cell office:value-type="float" office:value="0.9665">
            <text:p>0.9665</text:p>
          </table:table-cell>
          <table:table-cell table:formula="of:=IF([.D15]=[.D1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2291">
            <text:p>0.2291</text:p>
          </table:table-cell>
          <table:table-cell office:value-type="float" office:value="0.9972">
            <text:p>0.9972</text:p>
          </table:table-cell>
          <table:table-cell table:formula="of:=IF([.D16]=[.D1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4351">
            <text:p>0.4351</text:p>
          </table:table-cell>
          <table:table-cell office:value-type="float" office:value="1.0018">
            <text:p>1.0018</text:p>
          </table:table-cell>
          <table:table-cell table:formula="of:=IF([.D17]=[.D1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4456">
            <text:p>0.4456</text:p>
          </table:table-cell>
          <table:table-cell office:value-type="float" office:value="1.1205">
            <text:p>1.1205</text:p>
          </table:table-cell>
          <table:table-cell table:formula="of:=IF([.D18]=[.D19];&quot;BAD&quot;;&quot;ok&quot;)" office:value-type="string" office:string-value="ok">
            <text:p>ok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4:.C19])" office:value-type="float" office:value="0.2955625">
            <text:p>0.2955625</text:p>
          </table:table-cell>
          <table:table-cell table:formula="of:=AVERAGE([.D4:.D19])" office:value-type="float" office:value="0.69531875">
            <text:p>0.69531875</text:p>
          </table:table-cell>
          <table:table-cell/>
        </table:table-row>
        <table:table-row table:style-name="ro3">
          <table:table-cell/>
          <table:table-cell office:value-type="string">
            <text:p>stdev</text:p>
          </table:table-cell>
          <table:table-cell table:formula="of:=STDEV([.C4:.C19])" office:value-type="float" office:value="0.109934597981406">
            <text:p>0.109934598</text:p>
          </table:table-cell>
          <table:table-cell table:formula="of:=STDEV([.D4:.D19])" office:value-type="float" office:value="0.327869535473588">
            <text:p>0.3278695355</text:p>
          </table:table-cell>
          <table:table-cell/>
        </table:table-row>
      </table:table>
      <table:table table:name="d4m_exp" table:style-name="ta1">
        <table:table-column table:style-name="co1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3">
          <table:table-cell/>
          <table:table-cell office:value-type="string">
            <text:p>#Frame</text:p>
          </table:table-cell>
          <table:table-cell office:value-type="string">
            <text:p>Back</text:p>
          </table:table-cell>
          <table:table-cell office:value-type="string">
            <text:p>Sugr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9569">
            <text:p>0.9569</text:p>
          </table:table-cell>
          <table:table-cell office:value-type="float" office:value="1.9204">
            <text:p>1.9204</text:p>
          </table:table-cell>
          <table:table-cell table:formula="of:=IF([.D4]=[.D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008">
            <text:p>0.8008</text:p>
          </table:table-cell>
          <table:table-cell office:value-type="float" office:value="2.2856">
            <text:p>2.2856</text:p>
          </table:table-cell>
          <table:table-cell table:formula="of:=IF([.D5]=[.D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9584">
            <text:p>0.9584</text:p>
          </table:table-cell>
          <table:table-cell office:value-type="float" office:value="2.3548">
            <text:p>2.3548</text:p>
          </table:table-cell>
          <table:table-cell table:formula="of:=IF([.D6]=[.D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6082">
            <text:p>0.6082</text:p>
          </table:table-cell>
          <table:table-cell office:value-type="float" office:value="2.7642">
            <text:p>2.7642</text:p>
          </table:table-cell>
          <table:table-cell table:formula="of:=IF([.D7]=[.D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1314">
            <text:p>1.1314</text:p>
          </table:table-cell>
          <table:table-cell office:value-type="float" office:value="3.0109">
            <text:p>3.0109</text:p>
          </table:table-cell>
          <table:table-cell table:formula="of:=IF([.D8]=[.D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.0779">
            <text:p>1.0779</text:p>
          </table:table-cell>
          <table:table-cell office:value-type="float" office:value="3.1149">
            <text:p>3.1149</text:p>
          </table:table-cell>
          <table:table-cell table:formula="of:=IF([.D9]=[.D1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5366">
            <text:p>0.5366</text:p>
          </table:table-cell>
          <table:table-cell office:value-type="float" office:value="3.7699">
            <text:p>3.7699</text:p>
          </table:table-cell>
          <table:table-cell table:formula="of:=IF([.D10]=[.D1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1936">
            <text:p>1.1936</text:p>
          </table:table-cell>
          <table:table-cell office:value-type="float" office:value="3.8226">
            <text:p>3.8226</text:p>
          </table:table-cell>
          <table:table-cell table:formula="of:=IF([.D11]=[.D1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.0054">
            <text:p>1.0054</text:p>
          </table:table-cell>
          <table:table-cell office:value-type="float" office:value="3.9271">
            <text:p>3.9271</text:p>
          </table:table-cell>
          <table:table-cell table:formula="of:=IF([.D12]=[.D1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0074">
            <text:p>1.0074</text:p>
          </table:table-cell>
          <table:table-cell office:value-type="float" office:value="4.0705">
            <text:p>4.0705</text:p>
          </table:table-cell>
          <table:table-cell table:formula="of:=IF([.D13]=[.D1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.6901">
            <text:p>1.6901</text:p>
          </table:table-cell>
          <table:table-cell office:value-type="float" office:value="4.24">
            <text:p>4.24</text:p>
          </table:table-cell>
          <table:table-cell table:formula="of:=IF([.D14]=[.D1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4049">
            <text:p>1.4049</text:p>
          </table:table-cell>
          <table:table-cell office:value-type="float" office:value="4.6002">
            <text:p>4.6002</text:p>
          </table:table-cell>
          <table:table-cell table:formula="of:=IF([.D15]=[.D1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.5033">
            <text:p>1.5033</text:p>
          </table:table-cell>
          <table:table-cell office:value-type="float" office:value="5.1293">
            <text:p>5.1293</text:p>
          </table:table-cell>
          <table:table-cell table:formula="of:=IF([.D16]=[.D1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6032">
            <text:p>1.6032</text:p>
          </table:table-cell>
          <table:table-cell office:value-type="float" office:value="5.181">
            <text:p>5.181</text:p>
          </table:table-cell>
          <table:table-cell table:formula="of:=IF([.D17]=[.D1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2131">
            <text:p>1.2131</text:p>
          </table:table-cell>
          <table:table-cell office:value-type="float" office:value="5.3858">
            <text:p>5.3858</text:p>
          </table:table-cell>
          <table:table-cell table:formula="of:=IF([.D18]=[.D1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.6283">
            <text:p>1.6283</text:p>
          </table:table-cell>
          <table:table-cell office:value-type="float" office:value="5.4793">
            <text:p>5.4793</text:p>
          </table:table-cell>
          <table:table-cell table:formula="of:=IF([.D19]=[.D2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.4837">
            <text:p>1.4837</text:p>
          </table:table-cell>
          <table:table-cell office:value-type="float" office:value="5.4872">
            <text:p>5.4872</text:p>
          </table:table-cell>
          <table:table-cell table:formula="of:=IF([.D20]=[.D2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.7274">
            <text:p>1.7274</text:p>
          </table:table-cell>
          <table:table-cell office:value-type="float" office:value="5.5376">
            <text:p>5.5376</text:p>
          </table:table-cell>
          <table:table-cell table:formula="of:=IF([.D21]=[.D2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5901">
            <text:p>1.5901</text:p>
          </table:table-cell>
          <table:table-cell office:value-type="float" office:value="5.5457">
            <text:p>5.5457</text:p>
          </table:table-cell>
          <table:table-cell table:formula="of:=IF([.D22]=[.D2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632">
            <text:p>1.632</text:p>
          </table:table-cell>
          <table:table-cell office:value-type="float" office:value="5.5851">
            <text:p>5.5851</text:p>
          </table:table-cell>
          <table:table-cell table:formula="of:=IF([.D23]=[.D2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694">
            <text:p>1.694</text:p>
          </table:table-cell>
          <table:table-cell office:value-type="float" office:value="5.6543">
            <text:p>5.6543</text:p>
          </table:table-cell>
          <table:table-cell table:formula="of:=IF([.D24]=[.D2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7639">
            <text:p>1.7639</text:p>
          </table:table-cell>
          <table:table-cell office:value-type="float" office:value="5.7708">
            <text:p>5.7708</text:p>
          </table:table-cell>
          <table:table-cell table:formula="of:=IF([.D25]=[.D2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.7639">
            <text:p>1.7639</text:p>
          </table:table-cell>
          <table:table-cell office:value-type="float" office:value="5.7708">
            <text:p>5.7708</text:p>
          </table:table-cell>
          <table:table-cell table:formula="of:=IF([.D26]=[.D27];&quot;BAD&quot;;&quot;ok&quot;)" office:value-type="string" office:string-value="BAD">
            <text:p>BAD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.0514">
            <text:p>1.0514</text:p>
          </table:table-cell>
          <table:table-cell office:value-type="float" office:value="5.8147">
            <text:p>5.8147</text:p>
          </table:table-cell>
          <table:table-cell table:formula="of:=IF([.D27]=[.D2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.6459">
            <text:p>1.6459</text:p>
          </table:table-cell>
          <table:table-cell office:value-type="float" office:value="5.8208">
            <text:p>5.8208</text:p>
          </table:table-cell>
          <table:table-cell table:formula="of:=IF([.D28]=[.D2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.4122">
            <text:p>1.4122</text:p>
          </table:table-cell>
          <table:table-cell office:value-type="float" office:value="5.8509">
            <text:p>5.8509</text:p>
          </table:table-cell>
          <table:table-cell table:formula="of:=IF([.D29]=[.D3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.5771">
            <text:p>1.5771</text:p>
          </table:table-cell>
          <table:table-cell office:value-type="float" office:value="5.8724">
            <text:p>5.8724</text:p>
          </table:table-cell>
          <table:table-cell table:formula="of:=IF([.D30]=[.D3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.7398">
            <text:p>1.7398</text:p>
          </table:table-cell>
          <table:table-cell office:value-type="float" office:value="5.9099">
            <text:p>5.9099</text:p>
          </table:table-cell>
          <table:table-cell table:formula="of:=IF([.D31]=[.D3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4066">
            <text:p>1.4066</text:p>
          </table:table-cell>
          <table:table-cell office:value-type="float" office:value="5.9515">
            <text:p>5.9515</text:p>
          </table:table-cell>
          <table:table-cell table:formula="of:=IF([.D32]=[.D3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.6732">
            <text:p>1.6732</text:p>
          </table:table-cell>
          <table:table-cell office:value-type="float" office:value="6.0043">
            <text:p>6.0043</text:p>
          </table:table-cell>
          <table:table-cell table:formula="of:=IF([.D33]=[.D3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.4147">
            <text:p>1.4147</text:p>
          </table:table-cell>
          <table:table-cell office:value-type="float" office:value="6.0315">
            <text:p>6.0315</text:p>
          </table:table-cell>
          <table:table-cell table:formula="of:=IF([.D34]=[.D3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.4252">
            <text:p>1.4252</text:p>
          </table:table-cell>
          <table:table-cell office:value-type="float" office:value="6.2771">
            <text:p>6.2771</text:p>
          </table:table-cell>
          <table:table-cell table:formula="of:=IF([.D35]=[.D3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.5401">
            <text:p>1.5401</text:p>
          </table:table-cell>
          <table:table-cell office:value-type="float" office:value="6.3185">
            <text:p>6.3185</text:p>
          </table:table-cell>
          <table:table-cell table:formula="of:=IF([.D36]=[.D3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7591">
            <text:p>1.7591</text:p>
          </table:table-cell>
          <table:table-cell office:value-type="float" office:value="6.3571">
            <text:p>6.3571</text:p>
          </table:table-cell>
          <table:table-cell table:formula="of:=IF([.D37]=[.D3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572">
            <text:p>1.572</text:p>
          </table:table-cell>
          <table:table-cell office:value-type="float" office:value="6.7027">
            <text:p>6.7027</text:p>
          </table:table-cell>
          <table:table-cell table:formula="of:=IF([.D38]=[.D39];&quot;BAD&quot;;&quot;ok&quot;)" office:value-type="string" office:string-value="ok">
            <text:p>o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4:.C39])" office:value-type="float" office:value="1.33866111111111">
            <text:p>1.3386611111</text:p>
          </table:table-cell>
          <table:table-cell table:formula="of:=AVERAGE([.D4:.D39])" office:value-type="float" office:value="4.81442777777778">
            <text:p>4.8144277778</text:p>
          </table:table-cell>
          <table:table-cell/>
        </table:table-row>
        <table:table-row table:style-name="ro3">
          <table:table-cell/>
          <table:table-cell office:value-type="string">
            <text:p>stdev</text:p>
          </table:table-cell>
          <table:table-cell table:formula="of:=STDEV([.C4:.C39])" office:value-type="float" office:value="0.408376110451262">
            <text:p>0.4083761105</text:p>
          </table:table-cell>
          <table:table-cell table:formula="of:=STDEV([.D4:.D39])" office:value-type="float" office:value="1.54660757652928">
            <text:p>1.5466075765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ep_exp" table:style-name="ta1">
        <table:table-column table:style-name="co1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#Frame</text:p>
          </table:table-cell>
          <table:table-cell office:value-type="string">
            <text:p>Back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IF([.C3]=[.C4];&quot;BAD&quot;;&quot;ok&quot;)" office:value-type="string" office:string-value="BAD">
            <text:p>BAD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718">
            <text:p>0.718</text:p>
          </table:table-cell>
          <table:table-cell table:formula="of:=IF([.C4]=[.C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.7254">
            <text:p>0.7254</text:p>
          </table:table-cell>
          <table:table-cell table:formula="of:=IF([.C5]=[.C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7939">
            <text:p>0.7939</text:p>
          </table:table-cell>
          <table:table-cell table:formula="of:=IF([.C6]=[.C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9009">
            <text:p>0.9009</text:p>
          </table:table-cell>
          <table:table-cell table:formula="of:=IF([.C7]=[.C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.9166">
            <text:p>0.9166</text:p>
          </table:table-cell>
          <table:table-cell table:formula="of:=IF([.C8]=[.C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9213">
            <text:p>0.9213</text:p>
          </table:table-cell>
          <table:table-cell table:formula="of:=IF([.C9]=[.C1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9296">
            <text:p>0.9296</text:p>
          </table:table-cell>
          <table:table-cell table:formula="of:=IF([.C10]=[.C1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.004">
            <text:p>1.004</text:p>
          </table:table-cell>
          <table:table-cell table:formula="of:=IF([.C11]=[.C1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.0962">
            <text:p>1.0962</text:p>
          </table:table-cell>
          <table:table-cell table:formula="of:=IF([.C12]=[.C1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.1026">
            <text:p>1.1026</text:p>
          </table:table-cell>
          <table:table-cell table:formula="of:=IF([.C13]=[.C1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.1482">
            <text:p>1.1482</text:p>
          </table:table-cell>
          <table:table-cell table:formula="of:=IF([.C14]=[.C1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.1652">
            <text:p>1.1652</text:p>
          </table:table-cell>
          <table:table-cell table:formula="of:=IF([.C15]=[.C1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.2263">
            <text:p>1.2263</text:p>
          </table:table-cell>
          <table:table-cell table:formula="of:=IF([.C16]=[.C1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.2713">
            <text:p>1.2713</text:p>
          </table:table-cell>
          <table:table-cell table:formula="of:=IF([.C17]=[.C1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2926">
            <text:p>1.2926</text:p>
          </table:table-cell>
          <table:table-cell table:formula="of:=IF([.C18]=[.C1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2984">
            <text:p>1.2984</text:p>
          </table:table-cell>
          <table:table-cell table:formula="of:=IF([.C19]=[.C2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2997">
            <text:p>1.2997</text:p>
          </table:table-cell>
          <table:table-cell table:formula="of:=IF([.C20]=[.C2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.316">
            <text:p>1.316</text:p>
          </table:table-cell>
          <table:table-cell table:formula="of:=IF([.C21]=[.C2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.3265">
            <text:p>1.3265</text:p>
          </table:table-cell>
          <table:table-cell table:formula="of:=IF([.C22]=[.C2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.3379">
            <text:p>1.3379</text:p>
          </table:table-cell>
          <table:table-cell table:formula="of:=IF([.C23]=[.C2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4028">
            <text:p>1.4028</text:p>
          </table:table-cell>
          <table:table-cell table:formula="of:=IF([.C24]=[.C2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.4609">
            <text:p>1.4609</text:p>
          </table:table-cell>
          <table:table-cell table:formula="of:=IF([.C25]=[.C2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.4675">
            <text:p>1.4675</text:p>
          </table:table-cell>
          <table:table-cell table:formula="of:=IF([.C26]=[.C2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.4705">
            <text:p>1.4705</text:p>
          </table:table-cell>
          <table:table-cell table:formula="of:=IF([.C27]=[.C2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.4748">
            <text:p>1.4748</text:p>
          </table:table-cell>
          <table:table-cell table:formula="of:=IF([.C28]=[.C2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.4749">
            <text:p>1.4749</text:p>
          </table:table-cell>
          <table:table-cell table:formula="of:=IF([.C29]=[.C3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515">
            <text:p>1.515</text:p>
          </table:table-cell>
          <table:table-cell table:formula="of:=IF([.C30]=[.C3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.5295">
            <text:p>1.5295</text:p>
          </table:table-cell>
          <table:table-cell table:formula="of:=IF([.C31]=[.C3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.5511">
            <text:p>1.5511</text:p>
          </table:table-cell>
          <table:table-cell table:formula="of:=IF([.C32]=[.C3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.6263">
            <text:p>1.6263</text:p>
          </table:table-cell>
          <table:table-cell table:formula="of:=IF([.C33]=[.C3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.6361">
            <text:p>1.6361</text:p>
          </table:table-cell>
          <table:table-cell table:formula="of:=IF([.C34]=[.C3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.6496">
            <text:p>1.6496</text:p>
          </table:table-cell>
          <table:table-cell table:formula="of:=IF([.C35]=[.C3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.749">
            <text:p>1.749</text:p>
          </table:table-cell>
          <table:table-cell table:formula="of:=IF([.C36]=[.C3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975">
            <text:p>1.7975</text:p>
          </table:table-cell>
          <table:table-cell table:formula="of:=IF([.C37]=[.C3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.9627">
            <text:p>1.9627</text:p>
          </table:table-cell>
          <table:table-cell table:formula="of:=IF([.C38]=[.C3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0415">
            <text:p>2.0415</text:p>
          </table:table-cell>
          <table:table-cell table:formula="of:=IF([.C39]=[.C40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.0433">
            <text:p>2.0433</text:p>
          </table:table-cell>
          <table:table-cell table:formula="of:=IF([.C40]=[.C41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.0563">
            <text:p>2.0563</text:p>
          </table:table-cell>
          <table:table-cell table:formula="of:=IF([.C41]=[.C42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0941">
            <text:p>2.0941</text:p>
          </table:table-cell>
          <table:table-cell table:formula="of:=IF([.C42]=[.C43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.2203">
            <text:p>2.2203</text:p>
          </table:table-cell>
          <table:table-cell table:formula="of:=IF([.C43]=[.C44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.3161">
            <text:p>2.3161</text:p>
          </table:table-cell>
          <table:table-cell table:formula="of:=IF([.C44]=[.C45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.3683">
            <text:p>2.3683</text:p>
          </table:table-cell>
          <table:table-cell table:formula="of:=IF([.C45]=[.C46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.4445">
            <text:p>2.4445</text:p>
          </table:table-cell>
          <table:table-cell table:formula="of:=IF([.C46]=[.C47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.4659">
            <text:p>2.4659</text:p>
          </table:table-cell>
          <table:table-cell table:formula="of:=IF([.C47]=[.C48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.5012">
            <text:p>2.5012</text:p>
          </table:table-cell>
          <table:table-cell table:formula="of:=IF([.C48]=[.C49];&quot;BAD&quot;;&quot;ok&quot;)" office:value-type="string" office:string-value="ok">
            <text:p>ok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.5567">
            <text:p>2.5567</text:p>
          </table:table-cell>
          <table:table-cell table:formula="of:=IF([.C49]=[.C50];&quot;BAD&quot;;&quot;ok&quot;)" office:value-type="string" office:string-value="ok">
            <text:p>o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verage</text:p>
          </table:table-cell>
          <table:table-cell table:formula="of:=AVERAGE([.C4:.C50])" office:value-type="float" office:value="1.50355319148936">
            <text:p>1.5035531915</text:p>
          </table:table-cell>
          <table:table-cell/>
        </table:table-row>
        <table:table-row table:style-name="ro3">
          <table:table-cell/>
          <table:table-cell office:value-type="string">
            <text:p>stdev</text:p>
          </table:table-cell>
          <table:table-cell table:number-columns-repeated="2"/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5" table:target-range-address="d4g_exp.B3:d4g_exp.D19">
          <table:sort>
            <table:sort-by table:field-number="2" table:data-type="automatic"/>
          </table:sort>
        </table:database-range>
        <table:database-range table:name="__Anonymous_Sheet_DB__6" table:target-range-address="d4m_exp.B3:d4m_exp.D39">
          <table:sort>
            <table:sort-by table:field-number="2" table:data-type="automatic"/>
          </table:sort>
        </table:database-range>
        <table:database-range table:name="__Anonymous_Sheet_DB__7" table:target-range-address="pep_exp.B2:pep_exp.C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17:09:38</dc:date>
    <meta:generator>LibreOffice/3.5$Linux_X86_64 LibreOffice_project/350m1$Build-2</meta:generator>
    <meta:editing-duration>PT1H20M27S</meta:editing-duration>
    <meta:editing-cycles>9</meta:editing-cycles>
    <meta:document-statistic meta:table-count="8" meta:cell-count="948" meta:object-count="0"/>
  </office:meta>
</office:document-meta>
</file>